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6.75cm" fo:min-width="25.9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3.4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1.05cm" fo:min-width="11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0cm"/>
    </style:style>
    <style:style style:name="gr6" style:family="graphic" style:parent-style-name="standard">
      <style:graphic-properties draw:stroke="none" svg:stroke-color="#000000" draw:fill="none" draw:fill-color="#ffffff" fo:min-height="1.95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6.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4.35cm" fo:min-width="10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3.6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1.15cm" fo:min-width="11.9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3.45cm" fo:min-width="10.8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10.7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3.65cm" fo:min-width="6.1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2.85cm" fo:min-width="6.1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489cm" fo:min-width="3.6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258cm" fo:min-width="5.601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358cm" fo:min-width="5.601cm"/>
    </style:style>
    <style:style style:name="gr21" style:family="graphic" style:parent-style-name="standard">
      <style:graphic-properties draw:stroke="none" svg:stroke-color="#000000" draw:fill="none" draw:fill-color="#ffffff" fo:min-height="1.25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3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5cm" svg:height="17.1cm" svg:x="1.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0.3cm" svg:height="3.7cm" svg:x="13.2cm" svg:y="2.6cm">
          <draw:text-box>
            <text:p text:style-name="P2"><text:span text:style-name="T1">QLabel</text:span></text:p>
            <text:p text:style-name="P2"><text:span text:style-name="T1"/></text:p>
          </draw:text-box>
        </draw:frame>
        <draw:custom-shape draw:style-name="gr3" draw:text-style-name="P1" draw:layer="layout" svg:width="12.4cm" svg:height="11.3cm" svg:x="2.3cm" svg:y="4.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851cm" svg:height="0.962cm" svg:x="2.07cm" svg:y="3.638cm">
          <draw:text-box>
            <text:p>QGroupBox</text:p>
          </draw:text-box>
        </draw:frame>
        <draw:custom-shape draw:style-name="gr5" draw:text-style-name="P1" draw:layer="layout" svg:width="10.5cm" svg:height="1.5cm" svg:x="3.2cm" svg:y="5.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6.7cm" svg:height="2.2cm" svg:x="3cm" svg:y="4.7cm">
          <draw:text-box>
            <text:p>QHBoxLayout</text:p>
          </draw:text-box>
        </draw:frame>
        <draw:frame draw:style-name="gr7" draw:text-style-name="P4" draw:layer="layout" svg:width="3.4cm" svg:height="0.962cm" svg:x="3.7cm" svg:y="5.7cm">
          <draw:text-box>
            <text:p>QLabel</text:p>
          </draw:text-box>
        </draw:frame>
        <draw:custom-shape draw:style-name="gr8" draw:text-style-name="P1" draw:layer="layout" svg:width="6.7cm" svg:height="0.9cm" svg:x="6.5cm" svg:y="5.7cm">
          <text:p text:style-name="P5">QLineEdi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0.5cm" svg:height="4.6cm" svg:x="3.3cm" svg:y="7.2cm">
          <text:p text:style-name="P5">QTableView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1cm" svg:height="0.8cm" svg:x="3.4cm" svg:y="12.2cm">
          <text:p text:style-name="P5">QPushButt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2.4cm" svg:height="11.4cm" svg:x="15.2cm" svg:y="4.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851cm" svg:height="0.962cm" svg:x="14.97cm" svg:y="3.6cm">
          <draw:text-box>
            <text:p>QGroupBox</text:p>
          </draw:text-box>
        </draw:frame>
        <draw:custom-shape draw:style-name="gr12" draw:text-style-name="P1" draw:layer="layout" svg:width="11.3cm" svg:height="3.7cm" svg:x="15.7cm" svg:y="4.9cm">
          <text:p text:style-name="P5">QTableView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1.2cm" svg:height="1.4cm" svg:x="15.8cm" svg:y="9.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6.7cm" svg:height="2.2cm" svg:x="15.5cm" svg:y="8.6cm">
          <draw:text-box>
            <text:p>QHBoxLayout</text:p>
          </draw:text-box>
        </draw:frame>
        <draw:frame draw:style-name="gr14" draw:text-style-name="P4" draw:layer="layout" svg:width="4.2cm" svg:height="1cm" svg:x="15.9cm" svg:y="9.5cm">
          <draw:text-box>
            <text:p>QLabel</text:p>
          </draw:text-box>
        </draw:frame>
        <draw:custom-shape draw:style-name="gr10" draw:text-style-name="P1" draw:layer="layout" svg:width="4.1cm" svg:height="0.8cm" svg:x="18.3cm" svg:y="9.6cm">
          <text:p text:style-name="P5">QLineEdi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1cm" svg:height="0.8cm" svg:x="22.7cm" svg:y="9.6cm">
          <text:p text:style-name="P5">QPushButton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6cm" svg:height="3.9cm" svg:x="20.7cm" svg:y="1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1cm" svg:height="0.8cm" svg:x="23cm" svg:y="11.9cm">
          <text:p text:style-name="P5">QLineEdi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1cm" svg:height="0.8cm" svg:x="23cm" svg:y="12.9cm">
          <text:p text:style-name="P5">QLineEdi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1cm" svg:height="0.8cm" svg:x="23cm" svg:y="13.9cm">
          <text:p text:style-name="P5">QLineEdit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4.2cm" svg:height="1cm" svg:x="20.6cm" svg:y="11.9cm">
          <draw:text-box>
            <text:p>QLabel</text:p>
          </draw:text-box>
        </draw:frame>
        <draw:frame draw:style-name="gr14" draw:text-style-name="P4" draw:layer="layout" svg:width="4.2cm" svg:height="1cm" svg:x="20.6cm" svg:y="12.9cm">
          <draw:text-box>
            <text:p>QLabel</text:p>
          </draw:text-box>
        </draw:frame>
        <draw:frame draw:style-name="gr14" draw:text-style-name="P4" draw:layer="layout" svg:width="4.2cm" svg:height="1cm" svg:x="20.6cm" svg:y="13.8cm">
          <draw:text-box>
            <text:p>QLabel</text:p>
          </draw:text-box>
        </draw:frame>
        <draw:frame draw:style-name="gr16" draw:text-style-name="P4" draw:layer="layout" svg:width="4.4cm" svg:height="0.962cm" svg:x="20.4cm" svg:y="10.8cm">
          <draw:text-box>
            <text:p>QGridLayout</text:p>
          </draw:text-box>
        </draw:frame>
        <draw:custom-shape draw:style-name="gr17" draw:text-style-name="P1" draw:layer="layout" svg:width="6.6cm" svg:height="3.1cm" svg:x="1.801cm" svg:y="16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1cm" svg:height="0.739cm" svg:x="3.101cm" svg:y="16.369cm">
          <text:p text:style-name="P5">QPushButton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101cm" svg:height="0.508cm" svg:x="2.1cm" svg:y="17.192cm">
          <text:p text:style-name="P5">QCheckBox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101cm" svg:height="0.608cm" svg:x="2.1cm" svg:y="17.892cm">
          <text:p text:style-name="P5">QCheckBox</text:p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7.6cm" svg:height="1.5cm" svg:x="1.6cm" svg:y="15.5cm">
          <draw:text-box>
            <text:p>QVBoxLayout</text:p>
          </draw:text-box>
        </draw:frame>
        <draw:custom-shape draw:style-name="gr22" draw:text-style-name="P1" draw:layer="layout" svg:width="3.9cm" svg:height="1.1cm" svg:x="23.7cm" svg:y="18cm">
          <text:p text:style-name="P5">QButtonBox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101cm" svg:height="0.608cm" svg:x="2.1cm" svg:y="18.61cm">
          <text:p text:style-name="P5">QLineEdi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16:32:45.767000000</meta:creation-date>
    <dc:date>2015-03-06T07:33:24.114000000</dc:date>
    <meta:editing-duration>PT12H59M55S</meta:editing-duration>
    <meta:editing-cycles>3</meta:editing-cycles>
    <meta:generator>LibreOffice/4.4.1.2$Windows_x86 LibreOffice_project/45e2de17089c24a1fa810c8f975a7171ba4cd432</meta:generator>
    <meta:document-statistic meta:object-count="33"/>
  </office:meta>
</office:document-meta>
</file>